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2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6pt solid #000000" fo:background-color="#9999cc" fo:border-left="0.06pt solid #000000" fo:padding="0.071cm" fo:border-right="none" fo:border-top="0.06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0.06pt solid #000000" fo:padding="0.071cm" fo:border-right="none" fo:border-top="0.06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cff66" fo:border="0.06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9999cc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fo:border-left="none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wrap-option="wrap"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4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9" office:value-type="string" calcext:value-type="string">
            <text:p>Наименование</text:p>
          </table:table-cell>
          <table:table-cell table:style-name="ce9" office:value-type="string" calcext:value-type="string">
            <text:p>Размеры</text:p>
          </table:table-cell>
          <table:table-cell table:style-name="ce9" office:value-type="string" calcext:value-type="string">
            <text:p>Количество</text:p>
          </table:table-cell>
          <table:table-cell table:style-name="ce21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table:formula="of:=[.E48]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B63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table:formula="of:=[.B69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table:formula="of:=[.B72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0</text:p>
          </table:table-cell>
          <table:table-cell table:style-name="ce5" table:formula="of:=[.B73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table:formula="of:=[.B74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table:formula="of:=[.B77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table:formula="of:=[.B78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84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90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table:formula="of:=[.B9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9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3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7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table:formula="of:=[.B131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table:formula="of:=[.B132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table:formula="of:=[.B133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table:formula="of:=[.B134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table:formula="of:=[.B1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table:formula="of:=[.B136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table:formula="of:=[.B137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52]" office:value-type="float" office:value="57" calcext:value-type="float">
            <text:p>5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62]" office:value-type="float" office:value="43" calcext:value-type="float">
            <text:p>4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table:formula="of:=[.B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table:formula="of:=[.B168]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1" office:value-type="string" calcext:value-type="string">
            <text:p>Расклад крепеж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7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5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6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5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22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5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5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5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5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6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6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7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6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6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18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5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15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6" office:value-type="string" calcext:value-type="string">
            <text:p>Длина, мм</text:p>
          </table:table-cell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6" office:value-type="float" office:value="50" calcext:value-type="float">
            <text:p>50</text:p>
          </table:table-cell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</text:p>
          </table:table-cell>
          <table:table-cell table:style-name="ce18" office:value-type="float" office:value="60" calcext:value-type="float">
            <text:p>60</text:p>
          </table:table-cell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2" office:value-type="string" calcext:value-type="string">
            <text:p>Итого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6" table:formula="of:=[.B98]*[.D98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6" office:value-type="string" calcext:value-type="string">
            <text:p>Итого</text:p>
          </table:table-cell>
          <table:table-cell table:style-name="ce2" table:formula="of:=SUM([.E98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6" table:formula="of:=[.B101]*[.D10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formula="of:=[.B102]*[.D102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6" office:value-type="string" calcext:value-type="string">
            <text:p>Итого</text:p>
          </table:table-cell>
          <table:table-cell table:style-name="ce2" table:formula="of:=SUM([.E101:.E102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5" office:value-type="float" office:value="4" calcext:value-type="float">
            <text:p>4</text:p>
          </table:table-cell>
          <table:table-cell table:style-name="ce6" table:formula="of:=[.B105]*[.D105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formula="of:=[.B106]*[.D106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6" office:value-type="string" calcext:value-type="string">
            <text:p>Итого</text:p>
          </table:table-cell>
          <table:table-cell table:style-name="ce2" table:formula="of:=SUM([.E105:.E106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19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20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20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20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20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20" office:value-type="string" calcext:value-type="string">
            <text:p>40/50 (зависит от мотора)</text:p>
          </table:table-cell>
          <table:table-cell table:style-name="ce19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двигателя</text:p>
          </table:table-cell>
          <table:table-cell table:style-name="ce20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0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0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0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0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0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20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20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0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0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0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0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0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0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0]+[.B111]+[.B113]+[.B115]+[.B121]+[.B123]" office:value-type="float" office:value="33" calcext:value-type="float">
            <text:p>33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6]+[.B117]+[.B120]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2]+[.B124]+[.B128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5]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8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27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4]+[.B119]+[.B126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40:.B151])" office:value-type="float" office:value="57" calcext:value-type="float">
            <text:p>57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6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1])" office:value-type="float" office:value="43" calcext:value-type="float">
            <text:p>43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7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Крепеж на сборку блока электроники (мелкий)</text:p>
          </table:table-cell>
          <table:table-cell table:style-name="ce13"/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Винт на крышку корпуса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Винт крепления вентилятора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Скрепление блоков в моноблок: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Стойка 10 мм для скрепления блоков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Винт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Винт М3х12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Гайка М3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string" calcext:value-type="string">
            <text:p>Скрепление RAMPS: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Стойка 12 мм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Винт М3х20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Гайка М3</text:p>
          </table:table-cell>
          <table:table-cell table:number-columns-repeated="1021"/>
        </table:table-row>
        <table:table-row table:style-name="ro2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.00.0000</text:date>, <text:time style:data-style-name="N2" text:time-value="01:24:18.06682347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8-05T01:29:05.370129416</dc:date>
    <meta:editing-cycles>69</meta:editing-cycles>
    <meta:editing-duration>PT3H11M27S</meta:editing-duration>
    <meta:generator>LibreOffice/4.2.8.2$Linux_X86_64 LibreOffice_project/420m0$Build-2</meta:generator>
    <meta:print-date>2015-06-15T12:27:44.306218204</meta:print-date>
    <meta:document-statistic meta:table-count="3" meta:cell-count="362" meta:object-count="0"/>
  </office:meta>
</office:document-meta>
</file>